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4.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4.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4.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4.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0.00%" fo:text-align="left" fo:margin-bottom="8.00pt"/>
    </style:style>
    <text:list-style style:name="L2">
      <text:list-level-style-bullet text:level="1" text:bullet-char="•">
        <style:list-level-properties text:space-before="36.00pt" text:min-label-width="18.00pt"/>
        <style:text-properties fo:font-family="Symbol"/>
      </text:list-level-style-bullet>
    </text:list-style>
    <style:style style:name="P2" style:family="paragraph">
      <style:paragraph-properties fo:line-height="110.00%" fo:text-align="left" fo:margin-left="-18.00pt" fo:text-indent="18.00pt" fo:margin-bottom="8.00pt"/>
    </style:style>
    <style:style style:name="P3" style:family="paragraph">
      <style:paragraph-properties fo:line-height="110.00%" fo:text-align="left" fo:margin-left="18.00pt" fo:text-indent="0.00pt" fo:margin-bottom="8.00pt"/>
    </style:style>
    <text:list-style style:name="L4">
      <text:list-level-style-bullet text:level="1" text:bullet-char="•">
        <style:list-level-properties text:space-before="36.00pt" text:min-label-width="18.00pt"/>
        <style:text-properties fo:font-family="Symbol"/>
      </text:list-level-style-bullet>
    </text:list-style>
    <style:style style:name="P4" style:family="paragraph">
      <style:paragraph-properties fo:line-height="110.00%" fo:text-align="left" fo:margin-left="-18.00pt" fo:text-indent="18.00pt" fo:margin-bottom="8.00pt"/>
    </style:style>
    <style:style style:name="P5" style:family="paragraph">
      <style:paragraph-properties fo:line-height="110.00%" fo:text-align="left" fo:margin-bottom="8.00pt"/>
    </style:style>
    <text:list-style style:name="L6">
      <text:list-level-style-bullet text:level="1" text:bullet-char="•">
        <style:list-level-properties text:space-before="36.00pt" text:min-label-width="18.00pt"/>
        <style:text-properties fo:font-family="Symbol"/>
      </text:list-level-style-bullet>
    </text:list-style>
    <style:style style:name="P6" style:family="paragraph">
      <style:paragraph-properties fo:line-height="110.00%" fo:text-align="left" fo:margin-left="-18.00pt" fo:text-indent="18.00pt" fo:margin-bottom="8.00pt"/>
    </style:style>
    <style:style style:name="P7" style:family="paragraph">
      <style:paragraph-properties fo:line-height="110.00%" fo:text-align="left" fo:margin-bottom="8.00pt"/>
    </style:style>
    <text:list-style style:name="L8">
      <text:list-level-style-bullet text:level="1" text:bullet-char="•">
        <style:list-level-properties text:space-before="36.00pt" text:min-label-width="18.00pt"/>
        <style:text-properties fo:font-family="Symbol"/>
      </text:list-level-style-bullet>
    </text:list-style>
    <style:style style:name="P8" style:family="paragraph">
      <style:paragraph-properties fo:line-height="110.00%" fo:text-align="left" fo:margin-left="-18.00pt" fo:text-indent="18.00pt" fo:margin-bottom="8.00pt"/>
    </style:style>
    <style:style style:name="P9" style:family="paragraph">
      <style:paragraph-properties fo:line-height="110.00%" fo:text-align="left" fo:margin-left="18.00pt" fo:text-indent="0.00pt" fo:margin-bottom="8.00pt"/>
    </style:style>
    <text:list-style style:name="L10">
      <text:list-level-style-bullet text:level="1" text:bullet-char="•">
        <style:list-level-properties text:space-before="36.00pt" text:min-label-width="18.00pt"/>
        <style:text-properties fo:font-family="Symbol"/>
      </text:list-level-style-bullet>
    </text:list-style>
    <style:style style:name="P10" style:family="paragraph">
      <style:paragraph-properties fo:line-height="110.00%" fo:text-align="left" fo:margin-left="-18.00pt" fo:text-indent="18.00pt" fo:margin-bottom="8.00pt"/>
    </style:style>
    <style:style style:name="P11" style:family="paragraph">
      <style:paragraph-properties fo:line-height="110.00%" fo:text-align="left" fo:margin-bottom="8.00pt"/>
    </style:style>
    <style:style style:name="P12" style:family="paragraph">
      <style:paragraph-properties fo:line-height="110.00%" fo:text-align="left" fo:margin-left="35.25pt" fo:text-indent="-35.25pt" fo:margin-bottom="8.00pt"/>
    </style:style>
  </office:automatic-styles>
  <office:body>
    <office:text>
      <text:p text:style-name="P1"><text:span text:style-name="T1">Geographie</text:span></text:p>
      <text:p text:style-name="P1"><text:span text:style-name="T2"/></text:p>
      <text:p text:style-name="P1"><text:span text:style-name="T3">Die Entstehung der Erde</text:span></text:p>
      <text:p text:style-name="P1"><text:span text:style-name="T4"/></text:p>
      <text:p text:style-name="P1"><text:span text:style-name="T5"><text:tab/>Erde:</text:span></text:p>
      <text:list text:style-name="L2">
        <text:list-item>
          <text:p text:style-name="P2"><text:span text:style-name="T6">&gt;70% der Oberfläche sind Wasser</text:span></text:p>
        </text:list-item>
        <text:list-item>
          <text:p text:style-name="P2"><text:span text:style-name="T6">Die Erde hat eine Atmosphäre</text:span></text:p>
        </text:list-item>
        <text:list-item>
          <text:p text:style-name="P2"><text:span text:style-name="T6">Pole sorgen für Magnetfeld</text:span></text:p>
        </text:list-item>
        <text:list-item>
          <text:p text:style-name="P2"><text:span text:style-name="T6">Die Erdplatten sind nicht fest</text:span></text:p>
        </text:list-item>
        <text:list-item>
          <text:p text:style-name="P2"><text:span text:style-name="T6">Der einzige bekannte Ort von Leben</text:span></text:p>
        </text:list-item>
        <text:list-item>
          <text:p text:style-name="P2"><text:span text:style-name="T6">Dominante Spezies ist der Mensch</text:span></text:p>
        </text:list-item>
        <text:list-item>
          <text:p text:style-name="P2"><text:span text:style-name="T6">Dreht sich um sich selbst</text:span></text:p>
        </text:list-item>
        <text:list-item>
          <text:p text:style-name="P2"><text:span text:style-name="T6">An dritter Stelle von der Sonne aus</text:span></text:p>
        </text:list-item>
        <text:list-item>
          <text:p text:style-name="P2"><text:span text:style-name="T6">Die Erde hat einen Mond, welcher die Gezeiten beeinflusst</text:span></text:p>
        </text:list-item>
      </text:list>
      <text:p text:style-name="P3"><text:span text:style-name="T7"/></text:p>
      <text:p text:style-name="P3"><text:span text:style-name="T8">Entstehung:</text:span></text:p>
      <text:list text:style-name="L4">
        <text:list-item>
          <text:p text:style-name="P4"><text:span text:style-name="T9">Urknall</text:span></text:p>
        </text:list-item>
        <text:list-item>
          <text:p text:style-name="P4"><text:span text:style-name="T9">Wasserstoff und Helium entstehen</text:span></text:p>
        </text:list-item>
        <text:list-item>
          <text:p text:style-name="P4"><text:span text:style-name="T9">H und He werden aufgrund von Gravitation zu anderen Elementen Fusioniert.</text:span></text:p>
        </text:list-item>
        <text:list-item>
          <text:p text:style-name="P4"><text:span text:style-name="T9">Ansammlungen von H und He sind Sterne.</text:span></text:p>
        </text:list-item>
        <text:list-item>
          <text:p text:style-name="P4"><text:span text:style-name="T9">Die Energie, die durch die Kernfusion freigesetzt wird, steht im Gleichgewicht mit der Gravitation, die den Stern zusammendrückt</text:span></text:p>
        </text:list-item>
        <text:list-item>
          <text:p text:style-name="P4"><text:span text:style-name="T9">Bildung von Planeten</text:span></text:p>
        </text:list-item>
        <text:list-item>
          <text:p text:style-name="P4"><text:span text:style-name="T9">Festmasse sammelt sich aufgrund von Gravitation</text:span></text:p>
        </text:list-item>
        <text:list-item>
          <text:p text:style-name="P4"><text:span text:style-name="T9">Fusion passiert nicht, weil der Planet nicht klein genug ist</text:span></text:p>
        </text:list-item>
      </text:list>
      <text:p text:style-name="P5"><text:span text:style-name="T10"/></text:p>
      <text:p text:style-name="P5"><text:span text:style-name="T11">6.962.500.000</text:span></text:p>
      <text:p text:style-name="P5"><text:span text:style-name="T12">Buch s.1</text:span></text:p>
      <text:p text:style-name="P5"><text:span text:style-name="T13">1)</text:span></text:p>
      <text:list text:style-name="L6">
        <text:list-item>
          <text:p text:style-name="P6"><text:span text:style-name="T13">Entfernung zur Sonne ist Ideal (Temperatur, Druck)</text:span></text:p>
        </text:list-item>
        <text:list-item>
          <text:p text:style-name="P6"><text:span text:style-name="T13">Stabile Atmosphäre mit Sauerstoff</text:span></text:p>
        </text:list-item>
        <text:list-item>
          <text:p text:style-name="P6"><text:span text:style-name="T13">Nicht allzu langsame Rotation (keine lange Winterzeit oder Dürrezeit)</text:span></text:p>
        </text:list-item>
        <text:list-item>
          <text:p text:style-name="P6"><text:span text:style-name="T13">Große Wasservorkommen</text:span></text:p>
        </text:list-item>
        <text:list-item>
          <text:p text:style-name="P6"><text:span text:style-name="T13">Sonne verändert ihre Intensität fast nicht. (selten Strahlungsausbrüche)</text:span></text:p>
        </text:list-item>
      </text:list>
      <text:p text:style-name="P7"><text:span text:style-name="T13">2) Alpha Centauri ist 5707,05 km entfernt.</text:span></text:p>
      <text:p text:style-name="P7"><text:span text:style-name="T14"/></text:p>
      <text:p text:style-name="P7"><text:span text:style-name="T14"/></text:p>
      <text:p text:style-name="P7"><text:span text:style-name="T15">Warum bewegen sich die Kontinente?</text:span></text:p>
      <text:p text:style-name="P7"><text:span text:style-name="T16"/></text:p>
      <text:p text:style-name="P7"><text:span text:style-name="T17">AB: Aufbau der Erde betrachten</text:span></text:p>
      <text:list text:style-name="L8">
        <text:list-item>
          <text:p text:style-name="P8"><text:span text:style-name="T17">Im inneren der Erde befindest sich ein Erdkern, der aus Eisen und Nickel besteht. Dieser ist durch Kernfusion entstanden und in zwei Teile aufgeteilt. Der innere Erdkern ist aufgrund des Drucks von über 3600 Kilobar im festen zustand obwohl es dort 5000°c warm ist. Der äußere Erdkern ist flüssig, da dort der Druck nicht so hoch ist. Der untere Erdmantel besteht aus Granit und anderen festen Steinen und ist aufgrund des Druckes von 1400 Kilobar fest. Der obere Erdmantel besteht aus demselben Gemisch wie der untere Erdmantel, ist aber teilweise flüssig und hat andere Mineralien, da der druck in höherer Tiefe die Atome näher zusammen presst. Die äußerste feste Schicht ist die Erdkruste, welche hauptsächlich aus Granit und Basalt besteht.</text:span></text:p>
        </text:list-item>
        <text:list-item>
          <text:p text:style-name="P8"><text:span text:style-name="T17">Der Erdkern bleibt heiß, da durch die festen äußeren Schichten die Wärme nicht gut entfliehen kann.</text:span></text:p>
        </text:list-item>
      </text:list>
      <text:p text:style-name="P9"><text:span text:style-name="T18"/></text:p>
      <text:p text:style-name="P9"><text:span text:style-name="T19">13.12.2021</text:span></text:p>
      <text:p text:style-name="P9"><text:span text:style-name="T19">AB)</text:span></text:p>
      <text:list text:style-name="L10">
        <text:list-item>
          <text:p text:style-name="P10"><text:span text:style-name="T19">Schichtvulkane sind sehr hoch und wenn sie ausbrechen, schleudern sie Gase und Lockermasse hoch in die Luft (Tephra). Schildvulkane sind nicht besonders hoch und vor allem nicht sehr steil. Wenn sie ausbrechen, fließt rotheiße, flüssige Lava von ihnen runter mit bis zu 60 km/h.</text:span></text:p>
        </text:list-item>
        <text:list-item>
          <text:p text:style-name="P10"><text:span text:style-name="T19">Die äußere Form von Schildvulkanen ist durch die fließende Lava so flach, während bei Schichtvulkanen die zähflüssige Lava sich auf dem Vulkan als eine neue Schicht absetzt.</text:span></text:p>
        </text:list-item>
        <text:list-item>
          <text:p text:style-name="P10"><text:span text:style-name="T19">Der aktuell aktive Vulkan auf La Palma ist ein Schichtvulkan, obwohl sich bei HotSpots fast nur Schildvulkane bilden.</text:span></text:p>
        </text:list-item>
      </text:list>
      <text:p text:style-name="P11"><text:span text:style-name="T20"/></text:p>
      <text:p text:style-name="P11"><text:span text:style-name="T21">17.12.2021</text:span></text:p>
      <text:p text:style-name="P11"><text:span text:style-name="T22"/></text:p>
      <text:p text:style-name="P11"><text:span text:style-name="T23">Die Erde besteht aus verschiedenen Schichten. Dem inneren und äußeren Erdkern, dem unteren und oberen Erdmantel und der Erdkruste. Der Erdkern besteht aus Eisen (FE 27), wobei der innere Erdkern fest, der äußere flüssig ist. Der äußere, flüssige Erdkern dreht sich um den festen inneren. So entsteht ein Dynamo-Effekt, wodurch unser Magnetfeld erschaffen wird. Der obere Erdmantel und die Erdkruste sind nochmal in Asthenosphäre und Lithosphäre unterteilt. In der Asthenosphäre sind Druck und Temperatur so hoch, dass das Gestein, aus dem es besteht (Basalt, Granit) Flüssig, in der Lithosphäre nicht. Die Lithosphäre ist in Platten unterteilt. Diese werden Tektonische Platten genannt. Diese bewegen sich aufeinander zu und voneinander weg. Wenn zwei Platten aufeinandertreffen, bilden sie entweder ein Gebirge, oder einen Vulkan. Dabei bebt die Erde, da zwei riesige Erd- und Gesteinsmassen aufeinander respektive untereinander schieben. Auf die letztere Art und Weise sind viele Inseln entstanden. Vulkane können sich außerdem bilden, wenn an einer stelle die Lithosphäre besonders dünn ist und die heißere Asthenosphäre die Lithosphäre durchschmilzt. Das nennt man einen Hotspot. Dort bildet sich dann ein Vulkan durch die austretende Lava. Dieses Phänomen findet nur Unterwasser statt, da die Kontinentale Erdkruste dafür zu dick ist. Wenn sich dann dieser Vulkan bildet, die Platte sich aber (mit Vulkan) bewegt, aber immer noch das in die Lithosphäre geschmolzene Loch vorhanden und an einem anderen Ort ist, bildet sich ein neuer Vulkan. So Bilden sich Ketten von Inseln. Der Mittelatlantische Rücken ist eine Art Tiefseegraben, der sich den gesamten mittleren Atlantik entlangzieht. Entlang dieses Grabens gibt es viele<text:s text:c="2"/>(Unterwasser-) Vulkane. </text:span></text:p>
      <text:p text:style-name="P11"><text:span text:style-name="T24"/></text:p>
      <text:p text:style-name="P11"><text:span text:style-name="T25">S.26</text:span></text:p>
      <text:p text:style-name="P12"><text:span text:style-name="T25">1)<text:tab/>Fast alle größeren, zusammenhängenden wüste sind knapp über dem Äquator, ca. auf Höhe der Sahara.</text:span></text:p>
      <text:p text:style-name="P12"><text:span text:style-name="T25">2)<text:tab/>Eine Ausnahme dieser Regelung bietet das Outback in Australien und die üppigen Regenwälder in Mittelamerika und teilen Chinas.</text:span></text:p>
      <text:p text:style-name="P12"><text:span text:style-name="T25">3)<text:tab/>Die ITC ist eine Tiefdruckrinne, die sich im Jahr verändert. Im Juli ist sie nördlicher als im Januar zum Beispiel. Durch die Bewegung dieser Tiefdruckzone, wandelt sich auch das Klima besonders stark zwischen Sommer und Winter in den Betroffenen Zonen.</text:span></text:p>
      <text:p text:style-name="P12"><text:span text:style-name="T25">4)<text:tab/>Die Bildung der Jahreszeiten außerhalb der Tropen erfolgt durch eine Änderung des Winkels zu Sonne. Deshalb haben Nord- und Südhalbkugel nicht gleichzeitig Sommer und Winter.</text:span></text:p>
      <text:p text:style-name="P12"><text:span text:style-name="T25"/></text:p>
      <text:p text:style-name="P12"><text:span text:style-name="T25">Reader S. 37</text:span></text:p>
      <text:p text:style-name="P12"><text:span text:style-name="T25">1)<text:tab/>Die Ströhmungen fließen häufig in Kreisen mit anderen Ströhmungen zusammen. dies liegt an den Hoch - und Tiefdruckzonen, die auf bestimmten Breitengraden permanent vorhanden sind. Die Ströhmungen haben einen rießigen Einfluss auf fast alle anderen Klimasysteme, darunter Wind, Regen, Temperatur, etc.</text:span></text:p>
      <text:p text:style-name="P12"><text:span text:style-name="T25">2)<text:tab/>Meereströhmungen sind auf dem Lokalen Level vorallem an Temperatur zu erkennen. wenn der Golfstrohm zum Beispiel nicht so warm wäre, wäre Europa noch deutlich kälter, bis zu dem Punkt, wo es wahrscheinlich nicht mehr bewohnbar wäre (so ähnlich, wie Ostrussland)</text:span></text:p>
      <text:p text:style-name="P12"><text:span text:style-name="T25">3)<text:tab/>Weil sich dadurch der Salzgehalt des Goflstroms verringern würde und sich deswegen sein Wasser nichtmehr "absackt" und deshalb weniger fließt. Dieß führt dazu, dass er kein warmes Wasser mehr nach Europa bringt</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